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2in"/>
    </style:style>
    <style:style style:name="co2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08_Others_Gas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# Gas production in Others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# billion ft3 per day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AEO2016</text:p>
          </table:table-cell>
          <table:table-cell table:style-name="Default" office:value-type="string" calcext:value-type="string">
            <text:p>Yakimov2017</text:p>
          </table:table-cell>
          <table:table-cell table:style-name="Default" office:value-type="string" calcext:value-type="string">
            <text:p>Actual</text:p>
          </table:table-cell>
          <table:table-cell office:value-type="string" calcext:value-type="string">
            <text:p>Wells_Plan</text:p>
          </table:table-cell>
          <table:table-cell office:value-type="string" calcext:value-type="string">
            <text:p>Wells_Actual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" table:formula="of:=[.B6]" office:value-type="float" office:value="0" calcext:value-type="float">
            <text:p>0.000</text:p>
          </table:table-cell>
          <table:table-cell table:style-name="ce1" table:formula="of:=[.C6]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[.K6]+[.B7]*0.365" office:value-type="float" office:value="0" calcext:value-type="float">
            <text:p>0</text:p>
          </table:table-cell>
          <table:table-cell table:formula="of:=[.L6]+[.C7]*0.36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[.K7]+[.B8]*0.365" office:value-type="float" office:value="0" calcext:value-type="float">
            <text:p>0</text:p>
          </table:table-cell>
          <table:table-cell table:formula="of:=[.L7]+[.C8]*0.36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[.K8]+[.B9]*0.365" office:value-type="float" office:value="0" calcext:value-type="float">
            <text:p>0</text:p>
          </table:table-cell>
          <table:table-cell table:formula="of:=[.L8]+[.C9]*0.36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[.K9]+[.B10]*0.365" office:value-type="float" office:value="0" calcext:value-type="float">
            <text:p>0</text:p>
          </table:table-cell>
          <table:table-cell table:formula="of:=[.L9]+[.C10]*0.36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" office:value-type="float" office:value="0.05" calcext:value-type="float">
            <text:p>0.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[.K10]+[.B11]*0.365" office:value-type="float" office:value="0.01825" calcext:value-type="float">
            <text:p>0.01825</text:p>
          </table:table-cell>
          <table:table-cell table:formula="of:=[.L10]+[.C11]*0.365" office:value-type="float" office:value="0.01825" calcext:value-type="float">
            <text:p>0.01825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 office:value-type="float" office:value="0.1501484" calcext:value-type="float">
            <text:p>0.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office:value-type="float" office:value="1.16847826086957" calcext:value-type="float">
            <text:p>1.1684782609</text:p>
          </table:table-cell>
          <table:table-cell table:number-columns-repeated="2"/>
          <table:table-cell table:formula="of:=[.K11]+[.B12]*0.365" office:value-type="float" office:value="0.073054166" calcext:value-type="float">
            <text:p>0.073054166</text:p>
          </table:table-cell>
          <table:table-cell table:formula="of:=[.L11]+[.C12]*0.365" office:value-type="float" office:value="0.073054166" calcext:value-type="float">
            <text:p>0.073054166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 office:value-type="float" office:value="0.1632047" calcext:value-type="float">
            <text:p>0.1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68" calcext:value-type="float">
            <text:p>0.668</text:p>
          </table:table-cell>
          <table:table-cell office:value-type="float" office:value="0.869791666666667" calcext:value-type="float">
            <text:p>0.8697916667</text:p>
          </table:table-cell>
          <table:table-cell table:number-columns-repeated="2"/>
          <table:table-cell table:formula="of:=[.K12]+[.B13]*0.365" office:value-type="float" office:value="0.1326238815" calcext:value-type="float">
            <text:p>0.1326238815</text:p>
          </table:table-cell>
          <table:table-cell table:formula="of:=[.L12]+[.C13]*0.365" office:value-type="float" office:value="0.1326238815" calcext:value-type="float">
            <text:p>0.1326238815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 office:value-type="float" office:value="0.1632047" calcext:value-type="float">
            <text:p>0.1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382" calcext:value-type="float">
            <text:p>1.382</text:p>
          </table:table-cell>
          <table:table-cell office:value-type="float" office:value="0.978060863411182" calcext:value-type="float">
            <text:p>0.9780608634</text:p>
          </table:table-cell>
          <table:table-cell table:number-columns-repeated="2"/>
          <table:table-cell table:formula="of:=[.K13]+[.B14]*0.365" office:value-type="float" office:value="0.192193597" calcext:value-type="float">
            <text:p>0.192193597</text:p>
          </table:table-cell>
          <table:table-cell table:formula="of:=[.L13]+[.C14]*0.365" office:value-type="float" office:value="0.192193597" calcext:value-type="float">
            <text:p>0.19219359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3" office:value-type="float" office:value="0.1566766" calcext:value-type="float">
            <text:p>0.1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58" calcext:value-type="float">
            <text:p>2.058</text:p>
          </table:table-cell>
          <table:table-cell office:value-type="float" office:value="0.930379746835443" calcext:value-type="float">
            <text:p>0.9303797468</text:p>
          </table:table-cell>
          <table:table-cell table:number-columns-repeated="2"/>
          <table:table-cell table:formula="of:=[.K14]+[.B15]*0.365" office:value-type="float" office:value="0.249380556" calcext:value-type="float">
            <text:p>0.249380556</text:p>
          </table:table-cell>
          <table:table-cell table:formula="of:=[.L14]+[.C15]*0.365" office:value-type="float" office:value="0.249380556" calcext:value-type="float">
            <text:p>0.249380556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 office:value-type="float" office:value="0.1501484" calcext:value-type="float">
            <text:p>0.1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58" calcext:value-type="float">
            <text:p>2.558</text:p>
          </table:table-cell>
          <table:table-cell office:value-type="float" office:value="0.81620931716656" calcext:value-type="float">
            <text:p>0.8162093172</text:p>
          </table:table-cell>
          <table:table-cell table:number-columns-repeated="2"/>
          <table:table-cell table:formula="of:=[.K15]+[.B16]*0.365" office:value-type="float" office:value="0.304184722" calcext:value-type="float">
            <text:p>0.304184722</text:p>
          </table:table-cell>
          <table:table-cell table:formula="of:=[.L15]+[.C16]*0.365" office:value-type="float" office:value="0.304184722" calcext:value-type="float">
            <text:p>0.304184722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 office:value-type="float" office:value="0.1436202" calcext:value-type="float">
            <text:p>0.1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.78" calcext:value-type="float">
            <text:p>2.78</text:p>
          </table:table-cell>
          <table:table-cell office:value-type="float" office:value="0.747914985203121" calcext:value-type="float">
            <text:p>0.74791498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88" calcext:value-type="float">
            <text:p>0.88</text:p>
          </table:table-cell>
          <table:table-cell table:formula="of:=[.K16]+[.B17]*0.365" office:value-type="float" office:value="0.356606095" calcext:value-type="float">
            <text:p>0.356606095</text:p>
          </table:table-cell>
          <table:table-cell table:formula="of:=[.L16]+[.C17]*0.365" office:value-type="float" office:value="0.356606095" calcext:value-type="float">
            <text:p>0.356606095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 office:value-type="float" office:value="0.1436202" calcext:value-type="float">
            <text:p>0.14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.834" calcext:value-type="float">
            <text:p>2.834</text:p>
          </table:table-cell>
          <table:table-cell office:value-type="float" office:value="0.636139169472503" calcext:value-type="float">
            <text:p>0.6361391695</text:p>
          </table:table-cell>
          <table:table-cell table:formula="of:=[.I17]*[.J$17]" office:value-type="float" office:value="0.0044" calcext:value-type="float">
            <text:p>0.0044</text:p>
          </table:table-cell>
          <table:table-cell table:formula="of:=[.C18]/[.F18]" office:value-type="float" office:value="0.00239367" calcext:value-type="float">
            <text:p>0.00239367</text:p>
          </table:table-cell>
          <table:table-cell table:formula="of:=[.K17]+[.B18]*0.365" office:value-type="float" office:value="0.409027468" calcext:value-type="float">
            <text:p>0.409027468</text:p>
          </table:table-cell>
          <table:table-cell table:formula="of:=[.L17]+[.C18]*0.365" office:value-type="float" office:value="0.409027468" calcext:value-type="float">
            <text:p>0.409027468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474684" calcext:value-type="float">
            <text:p>0.475</text:p>
          </table:table-cell>
          <table:table-cell table:number-columns-repeated="2" office:value-type="float" office:value="0.1893175" calcext:value-type="float">
            <text:p>0.189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.673" calcext:value-type="float">
            <text:p>2.673</text:p>
          </table:table-cell>
          <table:table-cell office:value-type="float" office:value="0.537070524412296" calcext:value-type="float">
            <text:p>0.5370705244</text:p>
          </table:table-cell>
          <table:table-cell table:formula="of:=[.I18]*[.J$17]" office:value-type="float" office:value="0.003872" calcext:value-type="float">
            <text:p>0.003872</text:p>
          </table:table-cell>
          <table:table-cell table:formula="of:=[.C19]/[.F19]" office:value-type="float" office:value="0.00076031124497992" calcext:value-type="float">
            <text:p>0.0007603112</text:p>
          </table:table-cell>
          <table:table-cell table:formula="of:=[.K18]+[.B19]*0.365" office:value-type="float" office:value="0.582287128" calcext:value-type="float">
            <text:p>0.582287128</text:p>
          </table:table-cell>
          <table:table-cell table:formula="of:=[.L18]+[.C19]*0.365" office:value-type="float" office:value="0.4781283555" calcext:value-type="float">
            <text:p>0.4781283555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.234177" calcext:value-type="float">
            <text:p>1.234</text:p>
          </table:table-cell>
          <table:table-cell table:number-columns-repeated="2" office:value-type="float" office:value="0.5287834" calcext:value-type="float">
            <text:p>0.529</text:p>
          </table:table-cell>
          <table:table-cell table:number-columns-repeated="2" office:value-type="float" office:value="707" calcext:value-type="float">
            <text:p>707</text:p>
          </table:table-cell>
          <table:table-cell office:value-type="float" office:value="2.565" calcext:value-type="float">
            <text:p>2.565</text:p>
          </table:table-cell>
          <table:table-cell office:value-type="float" office:value="0.448897444872244" calcext:value-type="float">
            <text:p>0.4488974449</text:p>
          </table:table-cell>
          <table:table-cell table:formula="of:=[.I19]*[.J$17]" office:value-type="float" office:value="0.00340736" calcext:value-type="float">
            <text:p>0.00340736</text:p>
          </table:table-cell>
          <table:table-cell table:formula="of:=[.C20]/[.F20]" office:value-type="float" office:value="0.000747925601131542" calcext:value-type="float">
            <text:p>0.0007479256</text:p>
          </table:table-cell>
          <table:table-cell table:formula="of:=[.K19]+[.B20]*0.365" office:value-type="float" office:value="1.032761733" calcext:value-type="float">
            <text:p>1.032761733</text:p>
          </table:table-cell>
          <table:table-cell table:formula="of:=[.L19]+[.C20]*0.365" office:value-type="float" office:value="0.6711342965" calcext:value-type="float">
            <text:p>0.671134296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658228" calcext:value-type="float">
            <text:p>2.658</text:p>
          </table:table-cell>
          <table:table-cell table:number-columns-repeated="2" office:value-type="float" office:value="1.318694" calcext:value-type="float">
            <text:p>1.319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2.412" calcext:value-type="float">
            <text:p>2.412</text:p>
          </table:table-cell>
          <table:table-cell office:value-type="float" office:value="0.38865613922011" calcext:value-type="float">
            <text:p>0.3886561392</text:p>
          </table:table-cell>
          <table:table-cell table:formula="of:=[.I20]*[.J$17]" office:value-type="float" office:value="0.0029984768" calcext:value-type="float">
            <text:p>0.0029984768</text:p>
          </table:table-cell>
          <table:table-cell table:formula="of:=[.C21]/[.F21]" office:value-type="float" office:value="0.00156058461538462" calcext:value-type="float">
            <text:p>0.0015605846</text:p>
          </table:table-cell>
          <table:table-cell table:formula="of:=[.K20]+[.B21]*0.365" office:value-type="float" office:value="2.003014953" calcext:value-type="float">
            <text:p>2.003014953</text:p>
          </table:table-cell>
          <table:table-cell table:formula="of:=[.L20]+[.C21]*0.365" office:value-type="float" office:value="1.1524576065" calcext:value-type="float">
            <text:p>1.152457606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.990506" calcext:value-type="float">
            <text:p>2.991</text:p>
          </table:table-cell>
          <table:table-cell table:number-columns-repeated="2" office:value-type="float" office:value="2.010683" calcext:value-type="float">
            <text:p>2.011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office:value-type="float" office:value="2.335" calcext:value-type="float">
            <text:p>2.335</text:p>
          </table:table-cell>
          <table:table-cell office:value-type="float" office:value="0.351868595539482" calcext:value-type="float">
            <text:p>0.3518685955</text:p>
          </table:table-cell>
          <table:table-cell table:formula="of:=[.I21]*[.J$17]" office:value-type="float" office:value="0.002638659584" calcext:value-type="float">
            <text:p>0.0026386596</text:p>
          </table:table-cell>
          <table:table-cell table:formula="of:=[.C22]/[.F22]" office:value-type="float" office:value="0.00129637846550613" calcext:value-type="float">
            <text:p>0.0012963785</text:p>
          </table:table-cell>
          <table:table-cell table:formula="of:=[.K21]+[.B22]*0.365" office:value-type="float" office:value="3.094549643" calcext:value-type="float">
            <text:p>3.094549643</text:p>
          </table:table-cell>
          <table:table-cell table:formula="of:=[.L21]+[.C22]*0.365" office:value-type="float" office:value="1.8863569015" calcext:value-type="float">
            <text:p>1.8863569015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12658" calcext:value-type="float">
            <text:p>3.513</text:p>
          </table:table-cell>
          <table:table-cell table:formula="of:=[.E23]*[.I23]" office:value-type="float" office:value="4.179636781056" calcext:value-type="float">
            <text:p>4.180</text:p>
          </table:table-cell>
          <table:table-cell office:value-type="float" office:value="-999.25" calcext:value-type="float">
            <text:p>-999.250</text:p>
          </table:table-cell>
          <table:table-cell office:value-type="float" office:value="1800" calcext:value-type="float">
            <text:p>1800</text:p>
          </table:table-cell>
          <table:table-cell office:value-type="float" office:value="-999" calcext:value-type="float">
            <text:p>-999</text:p>
          </table:table-cell>
          <table:table-cell office:value-type="float" office:value="2.235" calcext:value-type="float">
            <text:p>2.235</text:p>
          </table:table-cell>
          <table:table-cell office:value-type="float" office:value="0.313596183527431" calcext:value-type="float">
            <text:p>0.3135961835</text:p>
          </table:table-cell>
          <table:table-cell table:formula="of:=[.I22]*[.J$17]" office:value-type="float" office:value="0.00232202043392" calcext:value-type="float">
            <text:p>0.0023220204</text:p>
          </table:table-cell>
          <table:table-cell/>
          <table:table-cell table:formula="of:=[.K22]+[.B23]*0.365" office:value-type="float" office:value="4.376669813" calcext:value-type="float">
            <text:p>4.376669813</text:p>
          </table:table-cell>
          <table:table-cell table:formula="of:=[.L22]+[.C23]*0.365" office:value-type="float" office:value="3.41192432658544" calcext:value-type="float">
            <text:p>3.4119243266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.082278" calcext:value-type="float">
            <text:p>4.082</text:p>
          </table:table-cell>
          <table:table-cell table:formula="of:=[.E24]*[.I24]" office:value-type="float" office:value="4.69976935825408" calcext:value-type="float">
            <text:p>4.700</text:p>
          </table:table-cell>
          <table:table-cell office:value-type="float" office:value="-999.25" calcext:value-type="float">
            <text:p>-999.250</text:p>
          </table:table-cell>
          <table:table-cell table:formula="of:=[.E23]+500" office:value-type="float" office:value="2300" calcext:value-type="float">
            <text:p>2300</text:p>
          </table:table-cell>
          <table:table-cell office:value-type="float" office:value="-999" calcext:value-type="float">
            <text:p>-999</text:p>
          </table:table-cell>
          <table:table-cell office:value-type="float" office:value="2.189" calcext:value-type="float">
            <text:p>2.189</text:p>
          </table:table-cell>
          <table:table-cell office:value-type="float" office:value="0.290819715690182" calcext:value-type="float">
            <text:p>0.2908197157</text:p>
          </table:table-cell>
          <table:table-cell table:formula="of:=[.I23]*[.J$17]" office:value-type="float" office:value="0.0020433779818496" calcext:value-type="float">
            <text:p>0.002043378</text:p>
          </table:table-cell>
          <table:table-cell/>
          <table:table-cell table:formula="of:=[.K23]+[.B24]*0.365" office:value-type="float" office:value="5.866701283" calcext:value-type="float">
            <text:p>5.866701283</text:p>
          </table:table-cell>
          <table:table-cell table:formula="of:=[.L23]+[.C24]*0.365" office:value-type="float" office:value="5.12734014234818" calcext:value-type="float">
            <text:p>5.1273401423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.604429" calcext:value-type="float">
            <text:p>4.604</text:p>
          </table:table-cell>
          <table:table-cell table:formula="of:=[.E25]*[.I25]" office:value-type="float" office:value="5.03488334727741" calcext:value-type="float">
            <text:p>5.035</text:p>
          </table:table-cell>
          <table:table-cell office:value-type="float" office:value="-999.25" calcext:value-type="float">
            <text:p>-999.250</text:p>
          </table:table-cell>
          <table:table-cell table:formula="of:=[.E24]+500" office:value-type="float" office:value="2800" calcext:value-type="float">
            <text:p>2800</text:p>
          </table:table-cell>
          <table:table-cell office:value-type="float" office:value="-999" calcext:value-type="float">
            <text:p>-999</text:p>
          </table:table-cell>
          <table:table-cell office:value-type="float" office:value="2.112" calcext:value-type="float">
            <text:p>2.112</text:p>
          </table:table-cell>
          <table:table-cell office:value-type="float" office:value="0.264396594892338" calcext:value-type="float">
            <text:p>0.2643965949</text:p>
          </table:table-cell>
          <table:table-cell table:formula="of:=[.I24]*[.J$17]" office:value-type="float" office:value="0.00179817262402765" calcext:value-type="float">
            <text:p>0.0017981726</text:p>
          </table:table-cell>
          <table:table-cell/>
          <table:table-cell table:formula="of:=[.K24]+[.B25]*0.365" office:value-type="float" office:value="7.547317868" calcext:value-type="float">
            <text:p>7.547317868</text:p>
          </table:table-cell>
          <table:table-cell table:formula="of:=[.L24]+[.C25]*0.365" office:value-type="float" office:value="6.96507256410444" calcext:value-type="float">
            <text:p>6.965072564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.458859" calcext:value-type="float">
            <text:p>5.459</text:p>
          </table:table-cell>
          <table:table-cell table:formula="of:=[.E26]*[.I26]" office:value-type="float" office:value="5.22189330017629" calcext:value-type="float">
            <text:p>5.222</text:p>
          </table:table-cell>
          <table:table-cell office:value-type="float" office:value="-999.25" calcext:value-type="float">
            <text:p>-999.250</text:p>
          </table:table-cell>
          <table:table-cell table:formula="of:=[.E25]+500" office:value-type="float" office:value="3300" calcext:value-type="float">
            <text:p>3300</text:p>
          </table:table-cell>
          <table:table-cell office:value-type="float" office:value="-999" calcext:value-type="float">
            <text:p>-999</text:p>
          </table:table-cell>
          <table:table-cell office:value-type="float" office:value="2.058" calcext:value-type="float">
            <text:p>2.058</text:p>
          </table:table-cell>
          <table:table-cell office:value-type="float" office:value="0.240955391640323" calcext:value-type="float">
            <text:p>0.2409553916</text:p>
          </table:table-cell>
          <table:table-cell table:formula="of:=[.I25]*[.J$17]" office:value-type="float" office:value="0.00158239190914433" calcext:value-type="float">
            <text:p>0.0015823919</text:p>
          </table:table-cell>
          <table:table-cell/>
          <table:table-cell table:formula="of:=[.K25]+[.B26]*0.365" office:value-type="float" office:value="9.539801403" calcext:value-type="float">
            <text:p>9.539801403</text:p>
          </table:table-cell>
          <table:table-cell table:formula="of:=[.L25]+[.C26]*0.365" office:value-type="float" office:value="8.87106361866878" calcext:value-type="float">
            <text:p>8.8710636187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.743671" calcext:value-type="float">
            <text:p>5.744</text:p>
          </table:table-cell>
          <table:table-cell table:formula="of:=[.E27]*[.I27]" office:value-type="float" office:value="5.29151854417864" calcext:value-type="float">
            <text:p>5.292</text:p>
          </table:table-cell>
          <table:table-cell office:value-type="float" office:value="-999.25" calcext:value-type="float">
            <text:p>-999.250</text:p>
          </table:table-cell>
          <table:table-cell table:formula="of:=[.E26]+500" office:value-type="float" office:value="3800" calcext:value-type="float">
            <text:p>3800</text:p>
          </table:table-cell>
          <table:table-cell office:value-type="float" office:value="-999" calcext:value-type="float">
            <text:p>-999</text:p>
          </table:table-cell>
          <table:table-cell office:value-type="float" office:value="1.997" calcext:value-type="float">
            <text:p>1.997</text:p>
          </table:table-cell>
          <table:table-cell office:value-type="float" office:value="0.221839591201955" calcext:value-type="float">
            <text:p>0.2218395912</text:p>
          </table:table-cell>
          <table:table-cell table:formula="of:=[.I26]*[.J$17]" office:value-type="float" office:value="0.00139250488004701" calcext:value-type="float">
            <text:p>0.0013925049</text:p>
          </table:table-cell>
          <table:table-cell/>
          <table:table-cell table:formula="of:=[.K26]+[.B27]*0.365" office:value-type="float" office:value="11.636241318" calcext:value-type="float">
            <text:p>11.636241318</text:p>
          </table:table-cell>
          <table:table-cell table:formula="of:=[.L26]+[.C27]*0.365" office:value-type="float" office:value="10.802467887294" calcext:value-type="float">
            <text:p>10.8024678873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.933549" calcext:value-type="float">
            <text:p>5.934</text:p>
          </table:table-cell>
          <table:table-cell table:formula="of:=[.E28]*[.I28]" office:value-type="float" office:value="5.26923846609789" calcext:value-type="float">
            <text:p>5.269</text:p>
          </table:table-cell>
          <table:table-cell office:value-type="float" office:value="-999.25" calcext:value-type="float">
            <text:p>-999.250</text:p>
          </table:table-cell>
          <table:table-cell table:formula="of:=[.E27]+500" office:value-type="float" office:value="4300" calcext:value-type="float">
            <text:p>4300</text:p>
          </table:table-cell>
          <table:table-cell office:value-type="float" office:value="-999" calcext:value-type="float">
            <text:p>-999</text:p>
          </table:table-cell>
          <table:table-cell office:value-type="float" office:value="1.943" calcext:value-type="float">
            <text:p>1.943</text:p>
          </table:table-cell>
          <table:table-cell office:value-type="float" office:value="0.206680140410595" calcext:value-type="float">
            <text:p>0.2066801404</text:p>
          </table:table-cell>
          <table:table-cell table:formula="of:=[.I27]*[.J$17]" office:value-type="float" office:value="0.00122540429444137" calcext:value-type="float">
            <text:p>0.0012254043</text:p>
          </table:table-cell>
          <table:table-cell/>
          <table:table-cell table:formula="of:=[.K27]+[.B28]*0.365" office:value-type="float" office:value="13.801986703" calcext:value-type="float">
            <text:p>13.801986703</text:p>
          </table:table-cell>
          <table:table-cell table:formula="of:=[.L27]+[.C28]*0.365" office:value-type="float" office:value="12.7257399274197" calcext:value-type="float">
            <text:p>12.7257399274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.123416" calcext:value-type="float">
            <text:p>6.123</text:p>
          </table:table-cell>
          <table:table-cell table:formula="of:=[.E29]*[.I29]" office:value-type="float" office:value="5.17610773972034" calcext:value-type="float">
            <text:p>5.176</text:p>
          </table:table-cell>
          <table:table-cell office:value-type="float" office:value="-999.25" calcext:value-type="float">
            <text:p>-999.250</text:p>
          </table:table-cell>
          <table:table-cell table:formula="of:=[.E28]+500" office:value-type="float" office:value="4800" calcext:value-type="float">
            <text:p>4800</text:p>
          </table:table-cell>
          <table:table-cell office:value-type="float" office:value="-999" calcext:value-type="float">
            <text:p>-999</text:p>
          </table:table-cell>
          <table:table-cell office:value-type="float" office:value="1.882" calcext:value-type="float">
            <text:p>1.882</text:p>
          </table:table-cell>
          <table:table-cell office:value-type="float" office:value="0.18906972071529" calcext:value-type="float">
            <text:p>0.1890697207</text:p>
          </table:table-cell>
          <table:table-cell table:formula="of:=[.I28]*[.J$17]" office:value-type="float" office:value="0.0010783557791084" calcext:value-type="float">
            <text:p>0.0010783558</text:p>
          </table:table-cell>
          <table:table-cell/>
          <table:table-cell table:formula="of:=[.K28]+[.B29]*0.365" office:value-type="float" office:value="16.037033543" calcext:value-type="float">
            <text:p>16.037033543</text:p>
          </table:table-cell>
          <table:table-cell table:formula="of:=[.L28]+[.C29]*0.365" office:value-type="float" office:value="14.6150192524176" calcext:value-type="float">
            <text:p>14.6150192524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.693042" calcext:value-type="float">
            <text:p>6.693</text:p>
          </table:table-cell>
          <table:table-cell table:formula="of:=[.E30]*[.I30]" office:value-type="float" office:value="5.0294513537616" calcext:value-type="float">
            <text:p>5.029</text:p>
          </table:table-cell>
          <table:table-cell office:value-type="float" office:value="-999.25" calcext:value-type="float">
            <text:p>-999.250</text:p>
          </table:table-cell>
          <table:table-cell table:formula="of:=[.E29]+500" office:value-type="float" office:value="5300" calcext:value-type="float">
            <text:p>5300</text:p>
          </table:table-cell>
          <table:table-cell office:value-type="float" office:value="-999" calcext:value-type="float">
            <text:p>-999</text:p>
          </table:table-cell>
          <table:table-cell office:value-type="float" office:value="1.836" calcext:value-type="float">
            <text:p>1.836</text:p>
          </table:table-cell>
          <table:table-cell office:value-type="float" office:value="0.177855274629468" calcext:value-type="float">
            <text:p>0.1778552746</text:p>
          </table:table-cell>
          <table:table-cell table:formula="of:=[.I29]*[.J$17]" office:value-type="float" office:value="0.000948953085615396" calcext:value-type="float">
            <text:p>0.0009489531</text:p>
          </table:table-cell>
          <table:table-cell/>
          <table:table-cell table:formula="of:=[.K29]+[.B30]*0.365" office:value-type="float" office:value="18.479993873" calcext:value-type="float">
            <text:p>18.479993873</text:p>
          </table:table-cell>
          <table:table-cell table:formula="of:=[.L29]+[.C30]*0.365" office:value-type="float" office:value="16.4507689965406" calcext:value-type="float">
            <text:p>16.4507689965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.167719" calcext:value-type="float">
            <text:p>7.168</text:p>
          </table:table-cell>
          <table:table-cell table:formula="of:=[.E31]*[.I31]" office:value-type="float" office:value="4.84345654898098" calcext:value-type="float">
            <text:p>4.843</text:p>
          </table:table-cell>
          <table:table-cell office:value-type="float" office:value="-999.25" calcext:value-type="float">
            <text:p>-999.250</text:p>
          </table:table-cell>
          <table:table-cell table:formula="of:=[.E30]+500" office:value-type="float" office:value="5800" calcext:value-type="float">
            <text:p>5800</text:p>
          </table:table-cell>
          <table:table-cell office:value-type="float" office:value="-999" calcext:value-type="float">
            <text:p>-999</text:p>
          </table:table-cell>
          <table:table-cell office:value-type="float" office:value="1.79" calcext:value-type="float">
            <text:p>1.79</text:p>
          </table:table-cell>
          <table:table-cell office:value-type="float" office:value="0.166465172509997" calcext:value-type="float">
            <text:p>0.1664651725</text:p>
          </table:table-cell>
          <table:table-cell table:formula="of:=[.I30]*[.J$17]" office:value-type="float" office:value="0.000835078715341549" calcext:value-type="float">
            <text:p>0.0008350787</text:p>
          </table:table-cell>
          <table:table-cell/>
          <table:table-cell table:formula="of:=[.K30]+[.B31]*0.365" office:value-type="float" office:value="21.096211308" calcext:value-type="float">
            <text:p>21.096211308</text:p>
          </table:table-cell>
          <table:table-cell table:formula="of:=[.L30]+[.C31]*0.365" office:value-type="float" office:value="18.2186306369187" calcext:value-type="float">
            <text:p>18.2186306369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7.784807" calcext:value-type="float">
            <text:p>7.785</text:p>
          </table:table-cell>
          <table:table-cell table:formula="of:=[.E32]*[.I32]" office:value-type="float" office:value="4.62967639785355" calcext:value-type="float">
            <text:p>4.630</text:p>
          </table:table-cell>
          <table:table-cell office:value-type="float" office:value="-999.25" calcext:value-type="float">
            <text:p>-999.250</text:p>
          </table:table-cell>
          <table:table-cell table:formula="of:=[.E31]+500" office:value-type="float" office:value="6300" calcext:value-type="float">
            <text:p>6300</text:p>
          </table:table-cell>
          <table:table-cell office:value-type="float" office:value="-999" calcext:value-type="float">
            <text:p>-999</text:p>
          </table:table-cell>
          <table:table-cell office:value-type="float" office:value="1.751" calcext:value-type="float">
            <text:p>1.751</text:p>
          </table:table-cell>
          <table:table-cell office:value-type="float" office:value="0.156144105582308" calcext:value-type="float">
            <text:p>0.1561441056</text:p>
          </table:table-cell>
          <table:table-cell table:formula="of:=[.I31]*[.J$17]" office:value-type="float" office:value="0.000734869269500563" calcext:value-type="float">
            <text:p>0.0007348693</text:p>
          </table:table-cell>
          <table:table-cell/>
          <table:table-cell table:formula="of:=[.K31]+[.B32]*0.365" office:value-type="float" office:value="23.937665863" calcext:value-type="float">
            <text:p>23.937665863</text:p>
          </table:table-cell>
          <table:table-cell table:formula="of:=[.L31]+[.C32]*0.365" office:value-type="float" office:value="19.9084625221352" calcext:value-type="float">
            <text:p>19.9084625221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8.21203" calcext:value-type="float">
            <text:p>8.212</text:p>
          </table:table-cell>
          <table:table-cell table:formula="of:=[.E33]*[.I33]" office:value-type="float" office:value="4.39745770869137" calcext:value-type="float">
            <text:p>4.397</text:p>
          </table:table-cell>
          <table:table-cell office:value-type="float" office:value="-999.25" calcext:value-type="float">
            <text:p>-999.250</text:p>
          </table:table-cell>
          <table:table-cell table:formula="of:=[.E32]+500" office:value-type="float" office:value="6800" calcext:value-type="float">
            <text:p>6800</text:p>
          </table:table-cell>
          <table:table-cell office:value-type="float" office:value="-999" calcext:value-type="float">
            <text:p>-999</text:p>
          </table:table-cell>
          <table:table-cell office:value-type="float" office:value="1.697" calcext:value-type="float">
            <text:p>1.697</text:p>
          </table:table-cell>
          <table:table-cell office:value-type="float" office:value="0.14729624164569" calcext:value-type="float">
            <text:p>0.1472962416</text:p>
          </table:table-cell>
          <table:table-cell table:formula="of:=[.I32]*[.J$17]" office:value-type="float" office:value="0.000646684957160495" calcext:value-type="float">
            <text:p>0.000646685</text:p>
          </table:table-cell>
          <table:table-cell/>
          <table:table-cell table:formula="of:=[.K32]+[.B33]*0.365" office:value-type="float" office:value="26.935056813" calcext:value-type="float">
            <text:p>26.935056813</text:p>
          </table:table-cell>
          <table:table-cell table:formula="of:=[.L32]+[.C33]*0.365" office:value-type="float" office:value="21.5135345858076" calcext:value-type="float">
            <text:p>21.5135345858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8.97152" calcext:value-type="float">
            <text:p>8.972</text:p>
          </table:table-cell>
          <table:table-cell table:formula="of:=[.E34]*[.I34]" office:value-type="float" office:value="4.15430416479902" calcext:value-type="float">
            <text:p>4.154</text:p>
          </table:table-cell>
          <table:table-cell office:value-type="float" office:value="-999.25" calcext:value-type="float">
            <text:p>-999.250</text:p>
          </table:table-cell>
          <table:table-cell table:formula="of:=[.E33]+500" office:value-type="float" office:value="7300" calcext:value-type="float">
            <text:p>7300</text:p>
          </table:table-cell>
          <table:table-cell office:value-type="float" office:value="-999" calcext:value-type="float">
            <text:p>-999</text:p>
          </table:table-cell>
          <table:table-cell office:value-type="float" office:value="1.659" calcext:value-type="float">
            <text:p>1.659</text:p>
          </table:table-cell>
          <table:table-cell office:value-type="float" office:value="0.138457686529795" calcext:value-type="float">
            <text:p>0.1384576865</text:p>
          </table:table-cell>
          <table:table-cell table:formula="of:=[.I33]*[.J$17]" office:value-type="float" office:value="0.000569082762301236" calcext:value-type="float">
            <text:p>0.0005690828</text:p>
          </table:table-cell>
          <table:table-cell/>
          <table:table-cell table:formula="of:=[.K33]+[.B34]*0.365" office:value-type="float" office:value="30.209661613" calcext:value-type="float">
            <text:p>30.209661613</text:p>
          </table:table-cell>
          <table:table-cell table:formula="of:=[.L33]+[.C34]*0.365" office:value-type="float" office:value="23.0298556059592" calcext:value-type="float">
            <text:p>23.029855606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9.493673" calcext:value-type="float">
            <text:p>9.494</text:p>
          </table:table-cell>
          <table:table-cell table:formula="of:=[.E35]*[.I35]" office:value-type="float" office:value="3.90618408043568" calcext:value-type="float">
            <text:p>3.906</text:p>
          </table:table-cell>
          <table:table-cell office:value-type="float" office:value="-999.25" calcext:value-type="float">
            <text:p>-999.250</text:p>
          </table:table-cell>
          <table:table-cell table:formula="of:=[.E34]+500" office:value-type="float" office:value="7800" calcext:value-type="float">
            <text:p>7800</text:p>
          </table:table-cell>
          <table:table-cell office:value-type="float" office:value="-999" calcext:value-type="float">
            <text:p>-999</text:p>
          </table:table-cell>
          <table:table-cell office:value-type="float" office:value="1.621" calcext:value-type="float">
            <text:p>1.621</text:p>
          </table:table-cell>
          <table:table-cell office:value-type="float" office:value="0.131906583123118" calcext:value-type="float">
            <text:p>0.1319065831</text:p>
          </table:table-cell>
          <table:table-cell table:formula="of:=[.I34]*[.J$17]" office:value-type="float" office:value="0.000500792830825088" calcext:value-type="float">
            <text:p>0.0005007928</text:p>
          </table:table-cell>
          <table:table-cell/>
          <table:table-cell table:formula="of:=[.K34]+[.B35]*0.365" office:value-type="float" office:value="33.674852258" calcext:value-type="float">
            <text:p>33.674852258</text:p>
          </table:table-cell>
          <table:table-cell table:formula="of:=[.L34]+[.C35]*0.365" office:value-type="float" office:value="24.4556127953182" calcext:value-type="float">
            <text:p>24.4556127953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0.063286" calcext:value-type="float">
            <text:p>10.063</text:p>
          </table:table-cell>
          <table:table-cell table:formula="of:=[.E36]*[.I36]" office:value-type="float" office:value="3.65779083634644" calcext:value-type="float">
            <text:p>3.658</text:p>
          </table:table-cell>
          <table:table-cell office:value-type="float" office:value="-999.25" calcext:value-type="float">
            <text:p>-999.250</text:p>
          </table:table-cell>
          <table:table-cell table:formula="of:=[.E35]+500" office:value-type="float" office:value="8300" calcext:value-type="float">
            <text:p>8300</text:p>
          </table:table-cell>
          <table:table-cell office:value-type="float" office:value="-999" calcext:value-type="float">
            <text:p>-999</text:p>
          </table:table-cell>
          <table:table-cell office:value-type="float" office:value="1.575" calcext:value-type="float">
            <text:p>1.575</text:p>
          </table:table-cell>
          <table:table-cell office:value-type="float" office:value="0.124437070395828" calcext:value-type="float">
            <text:p>0.1244370704</text:p>
          </table:table-cell>
          <table:table-cell table:formula="of:=[.I35]*[.J$17]" office:value-type="float" office:value="0.000440697691126077" calcext:value-type="float">
            <text:p>0.0004406977</text:p>
          </table:table-cell>
          <table:table-cell/>
          <table:table-cell table:formula="of:=[.K35]+[.B36]*0.365" office:value-type="float" office:value="37.347951648" calcext:value-type="float">
            <text:p>37.347951648</text:p>
          </table:table-cell>
          <table:table-cell table:formula="of:=[.L35]+[.C36]*0.365" office:value-type="float" office:value="25.7907064505847" calcext:value-type="float">
            <text:p>25.7907064506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0.443038" calcext:value-type="float">
            <text:p>10.443</text:p>
          </table:table-cell>
          <table:table-cell table:formula="of:=[.E37]*[.I37]" office:value-type="float" office:value="3.41276292008034" calcext:value-type="float">
            <text:p>3.413</text:p>
          </table:table-cell>
          <table:table-cell office:value-type="float" office:value="-999.25" calcext:value-type="float">
            <text:p>-999.250</text:p>
          </table:table-cell>
          <table:table-cell table:formula="of:=[.E36]+500" office:value-type="float" office:value="8800" calcext:value-type="float">
            <text:p>8800</text:p>
          </table:table-cell>
          <table:table-cell office:value-type="float" office:value="-999" calcext:value-type="float">
            <text:p>-999</text:p>
          </table:table-cell>
          <table:table-cell office:value-type="float" office:value="1.521" calcext:value-type="float">
            <text:p>1.521</text:p>
          </table:table-cell>
          <table:table-cell office:value-type="float" office:value="0.115674195756331" calcext:value-type="float">
            <text:p>0.1156741958</text:p>
          </table:table-cell>
          <table:table-cell table:formula="of:=[.I36]*[.J$17]" office:value-type="float" office:value="0.000387813968190948" calcext:value-type="float">
            <text:p>0.000387814</text:p>
          </table:table-cell>
          <table:table-cell/>
          <table:table-cell table:formula="of:=[.K36]+[.B37]*0.365" office:value-type="float" office:value="41.159660518" calcext:value-type="float">
            <text:p>41.159660518</text:p>
          </table:table-cell>
          <table:table-cell table:formula="of:=[.L36]+[.C37]*0.365" office:value-type="float" office:value="27.036364916414" calcext:value-type="float">
            <text:p>27.0363649164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0.965192" calcext:value-type="float">
            <text:p>10.965</text:p>
          </table:table-cell>
          <table:table-cell table:formula="of:=[.E38]*[.I38]" office:value-type="float" office:value="3.17386951567472" calcext:value-type="float">
            <text:p>3.174</text:p>
          </table:table-cell>
          <table:table-cell office:value-type="float" office:value="-999.25" calcext:value-type="float">
            <text:p>-999.250</text:p>
          </table:table-cell>
          <table:table-cell table:formula="of:=[.E37]+500" office:value-type="float" office:value="9300" calcext:value-type="float">
            <text:p>9300</text:p>
          </table:table-cell>
          <table:table-cell office:value-type="float" office:value="-999" calcext:value-type="float">
            <text:p>-999</text:p>
          </table:table-cell>
          <table:table-cell office:value-type="float" office:value="1.49" calcext:value-type="float">
            <text:p>1.49</text:p>
          </table:table-cell>
          <table:table-cell office:value-type="float" office:value="0.110223405829265" calcext:value-type="float">
            <text:p>0.1102234058</text:p>
          </table:table-cell>
          <table:table-cell table:formula="of:=[.I37]*[.J$17]" office:value-type="float" office:value="0.000341276292008034" calcext:value-type="float">
            <text:p>0.0003412763</text:p>
          </table:table-cell>
          <table:table-cell/>
          <table:table-cell table:formula="of:=[.K37]+[.B38]*0.365" office:value-type="float" office:value="45.161955598" calcext:value-type="float">
            <text:p>45.161955598</text:p>
          </table:table-cell>
          <table:table-cell table:formula="of:=[.L37]+[.C38]*0.365" office:value-type="float" office:value="28.1948272896353" calcext:value-type="float">
            <text:p>28.1948272896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1.582282" calcext:value-type="float">
            <text:p>11.582</text:p>
          </table:table-cell>
          <table:table-cell table:formula="of:=[.E39]*[.I39]" office:value-type="float" office:value="2.94316674227729" calcext:value-type="float">
            <text:p>2.943</text:p>
          </table:table-cell>
          <table:table-cell office:value-type="float" office:value="-999.25" calcext:value-type="float">
            <text:p>-999.250</text:p>
          </table:table-cell>
          <table:table-cell table:formula="of:=[.E38]+500" office:value-type="float" office:value="9800" calcext:value-type="float">
            <text:p>9800</text:p>
          </table:table-cell>
          <table:table-cell office:value-type="float" office:value="-999" calcext:value-type="float">
            <text:p>-999</text:p>
          </table:table-cell>
          <table:table-cell office:value-type="float" office:value="1.452" calcext:value-type="float">
            <text:p>1.452</text:p>
          </table:table-cell>
          <table:table-cell office:value-type="float" office:value="0.10502712477396" calcext:value-type="float">
            <text:p>0.1050271248</text:p>
          </table:table-cell>
          <table:table-cell table:formula="of:=[.I38]*[.J$17]" office:value-type="float" office:value="0.00030032313696707" calcext:value-type="float">
            <text:p>0.0003003231</text:p>
          </table:table-cell>
          <table:table-cell/>
          <table:table-cell table:formula="of:=[.K38]+[.B39]*0.365" office:value-type="float" office:value="49.389488528" calcext:value-type="float">
            <text:p>49.389488528</text:p>
          </table:table-cell>
          <table:table-cell table:formula="of:=[.L38]+[.C39]*0.365" office:value-type="float" office:value="29.2690831505665" calcext:value-type="float">
            <text:p>29.2690831506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2.246834" calcext:value-type="float">
            <text:p>12.247</text:p>
          </table:table-cell>
          <table:table-cell table:formula="of:=[.E40]*[.I40]" office:value-type="float" office:value="2.72212891346952" calcext:value-type="float">
            <text:p>2.722</text:p>
          </table:table-cell>
          <table:table-cell office:value-type="float" office:value="-999.25" calcext:value-type="float">
            <text:p>-999.250</text:p>
          </table:table-cell>
          <table:table-cell table:formula="of:=[.E39]+500" office:value-type="float" office:value="10300" calcext:value-type="float">
            <text:p>10300</text:p>
          </table:table-cell>
          <table:table-cell office:value-type="float" office:value="-999" calcext:value-type="float">
            <text:p>-999</text:p>
          </table:table-cell>
          <table:table-cell office:value-type="float" office:value="1.413" calcext:value-type="float">
            <text:p>1.413</text:p>
          </table:table-cell>
          <table:table-cell office:value-type="float" office:value="0.0991231146965977" calcext:value-type="float">
            <text:p>0.0991231147</text:p>
          </table:table-cell>
          <table:table-cell table:formula="of:=[.I39]*[.J$17]" office:value-type="float" office:value="0.000264284360531022" calcext:value-type="float">
            <text:p>0.0002642844</text:p>
          </table:table-cell>
          <table:table-cell/>
          <table:table-cell table:formula="of:=[.K39]+[.B40]*0.365" office:value-type="float" office:value="53.859582938" calcext:value-type="float">
            <text:p>53.859582938</text:p>
          </table:table-cell>
          <table:table-cell table:formula="of:=[.L39]+[.C40]*0.365" office:value-type="float" office:value="30.2626602039829" calcext:value-type="float">
            <text:p>30.262660204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2.62658" calcext:value-type="float">
            <text:p>12.627</text:p>
          </table:table-cell>
          <table:table-cell table:formula="of:=[.E41]*[.I41]" office:value-type="float" office:value="2.51175856248683" calcext:value-type="float">
            <text:p>2.512</text:p>
          </table:table-cell>
          <table:table-cell office:value-type="float" office:value="-999.25" calcext:value-type="float">
            <text:p>-999.250</text:p>
          </table:table-cell>
          <table:table-cell table:formula="of:=[.E40]+500" office:value-type="float" office:value="10800" calcext:value-type="float">
            <text:p>10800</text:p>
          </table:table-cell>
          <table:table-cell office:value-type="float" office:value="-999" calcext:value-type="float">
            <text:p>-999</text:p>
          </table:table-cell>
          <table:table-cell office:value-type="float" office:value="1.367" calcext:value-type="float">
            <text:p>1.367</text:p>
          </table:table-cell>
          <table:table-cell office:value-type="float" office:value="0.0940747367696648" calcext:value-type="float">
            <text:p>0.0940747368</text:p>
          </table:table-cell>
          <table:table-cell table:formula="of:=[.I40]*[.J$17]" office:value-type="float" office:value="0.000232570237267299" calcext:value-type="float">
            <text:p>0.0002325702</text:p>
          </table:table-cell>
          <table:table-cell/>
          <table:table-cell table:formula="of:=[.K40]+[.B41]*0.365" office:value-type="float" office:value="58.468284638" calcext:value-type="float">
            <text:p>58.468284638</text:p>
          </table:table-cell>
          <table:table-cell table:formula="of:=[.L40]+[.C41]*0.365" office:value-type="float" office:value="31.1794520792906" calcext:value-type="float">
            <text:p>31.1794520793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3.38608" calcext:value-type="float">
            <text:p>13.386</text:p>
          </table:table-cell>
          <table:table-cell table:formula="of:=[.E42]*[.I42]" office:value-type="float" office:value="2.31267843938602" calcext:value-type="float">
            <text:p>2.313</text:p>
          </table:table-cell>
          <table:table-cell office:value-type="float" office:value="-999.25" calcext:value-type="float">
            <text:p>-999.250</text:p>
          </table:table-cell>
          <table:table-cell table:formula="of:=[.E41]+500" office:value-type="float" office:value="11300" calcext:value-type="float">
            <text:p>11300</text:p>
          </table:table-cell>
          <table:table-cell office:value-type="float" office:value="-999" calcext:value-type="float">
            <text:p>-999</text:p>
          </table:table-cell>
          <table:table-cell office:value-type="float" office:value="1.321" calcext:value-type="float">
            <text:p>1.321</text:p>
          </table:table-cell>
          <table:table-cell office:value-type="float" office:value="0.088842558342861" calcext:value-type="float">
            <text:p>0.0888425583</text:p>
          </table:table-cell>
          <table:table-cell table:formula="of:=[.I41]*[.J$17]" office:value-type="float" office:value="0.000204661808795223" calcext:value-type="float">
            <text:p>0.0002046618</text:p>
          </table:table-cell>
          <table:table-cell/>
          <table:table-cell table:formula="of:=[.K41]+[.B42]*0.365" office:value-type="float" office:value="63.354203838" calcext:value-type="float">
            <text:p>63.354203838</text:p>
          </table:table-cell>
          <table:table-cell table:formula="of:=[.L41]+[.C42]*0.365" office:value-type="float" office:value="32.0235797096665" calcext:value-type="float">
            <text:p>32.0235797097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3.86076" calcext:value-type="float">
            <text:p>13.861</text:p>
          </table:table-cell>
          <table:table-cell table:formula="of:=[.E43]*[.I43]" office:value-type="float" office:value="2.1252082225296" calcext:value-type="float">
            <text:p>2.125</text:p>
          </table:table-cell>
          <table:table-cell office:value-type="float" office:value="-999.25" calcext:value-type="float">
            <text:p>-999.250</text:p>
          </table:table-cell>
          <table:table-cell table:formula="of:=[.E42]+500" office:value-type="float" office:value="11800" calcext:value-type="float">
            <text:p>11800</text:p>
          </table:table-cell>
          <table:table-cell office:value-type="float" office:value="-999" calcext:value-type="float">
            <text:p>-999</text:p>
          </table:table-cell>
          <table:table-cell office:value-type="float" office:value="1.29" calcext:value-type="float">
            <text:p>1.29</text:p>
          </table:table-cell>
          <table:table-cell office:value-type="float" office:value="0.0844849040539656" calcext:value-type="float">
            <text:p>0.0844849041</text:p>
          </table:table-cell>
          <table:table-cell table:formula="of:=[.I42]*[.J$17]" office:value-type="float" office:value="0.000180102391739796" calcext:value-type="float">
            <text:p>0.0001801024</text:p>
          </table:table-cell>
          <table:table-cell/>
          <table:table-cell table:formula="of:=[.K42]+[.B43]*0.365" office:value-type="float" office:value="68.413381238" calcext:value-type="float">
            <text:p>68.413381238</text:p>
          </table:table-cell>
          <table:table-cell table:formula="of:=[.L42]+[.C43]*0.365" office:value-type="float" office:value="32.7992807108898" calcext:value-type="float">
            <text:p>32.7992807109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4.66772" calcext:value-type="float">
            <text:p>14.668</text:p>
          </table:table-cell>
          <table:table-cell table:formula="of:=[.E44]*[.I44]" office:value-type="float" office:value="1.94942828819156" calcext:value-type="float">
            <text:p>1.949</text:p>
          </table:table-cell>
          <table:table-cell office:value-type="float" office:value="-999.25" calcext:value-type="float">
            <text:p>-999.250</text:p>
          </table:table-cell>
          <table:table-cell table:formula="of:=[.E43]+500" office:value-type="float" office:value="12300" calcext:value-type="float">
            <text:p>12300</text:p>
          </table:table-cell>
          <table:table-cell office:value-type="float" office:value="-999" calcext:value-type="float">
            <text:p>-999</text:p>
          </table:table-cell>
          <table:table-cell office:value-type="float" office:value="1.244" calcext:value-type="float">
            <text:p>1.244</text:p>
          </table:table-cell>
          <table:table-cell office:value-type="float" office:value="0.0798664612223934" calcext:value-type="float">
            <text:p>0.0798664612</text:p>
          </table:table-cell>
          <table:table-cell table:formula="of:=[.I43]*[.J$17]" office:value-type="float" office:value="0.000158490104731021" calcext:value-type="float">
            <text:p>0.0001584901</text:p>
          </table:table-cell>
          <table:table-cell/>
          <table:table-cell table:formula="of:=[.K43]+[.B44]*0.365" office:value-type="float" office:value="73.767099038" calcext:value-type="float">
            <text:p>73.767099038</text:p>
          </table:table-cell>
          <table:table-cell table:formula="of:=[.L43]+[.C44]*0.365" office:value-type="float" office:value="33.5108220360797" calcext:value-type="float">
            <text:p>33.5108220361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5.33228" calcext:value-type="float">
            <text:p>15.332</text:p>
          </table:table-cell>
          <table:table-cell table:formula="of:=[.E45]*[.I45]" office:value-type="float" office:value="1.78523253969022" calcext:value-type="float">
            <text:p>1.785</text:p>
          </table:table-cell>
          <table:table-cell office:value-type="float" office:value="-999.25" calcext:value-type="float">
            <text:p>-999.250</text:p>
          </table:table-cell>
          <table:table-cell table:formula="of:=[.E44]+500" office:value-type="float" office:value="12800" calcext:value-type="float">
            <text:p>12800</text:p>
          </table:table-cell>
          <table:table-cell office:value-type="float" office:value="-999" calcext:value-type="float">
            <text:p>-999</text:p>
          </table:table-cell>
          <table:table-cell office:value-type="float" office:value="1.206" calcext:value-type="float">
            <text:p>1.206</text:p>
          </table:table-cell>
          <table:table-cell office:value-type="float" office:value="0.0757823300238783" calcext:value-type="float">
            <text:p>0.07578233</text:p>
          </table:table-cell>
          <table:table-cell table:formula="of:=[.I44]*[.J$17]" office:value-type="float" office:value="0.000139471292163298" calcext:value-type="float">
            <text:p>0.0001394713</text:p>
          </table:table-cell>
          <table:table-cell/>
          <table:table-cell table:formula="of:=[.K44]+[.B45]*0.365" office:value-type="float" office:value="79.363381238" calcext:value-type="float">
            <text:p>79.363381238</text:p>
          </table:table-cell>
          <table:table-cell table:formula="of:=[.L44]+[.C45]*0.365" office:value-type="float" office:value="34.1624319130666" calcext:value-type="float">
            <text:p>34.1624319131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5.99684" calcext:value-type="float">
            <text:p>15.997</text:p>
          </table:table-cell>
          <table:table-cell table:formula="of:=[.E46]*[.I46]" office:value-type="float" office:value="1.63237200347924" calcext:value-type="float">
            <text:p>1.632</text:p>
          </table:table-cell>
          <table:table-cell office:value-type="float" office:value="-999.25" calcext:value-type="float">
            <text:p>-999.250</text:p>
          </table:table-cell>
          <table:table-cell table:formula="of:=[.E45]+500" office:value-type="float" office:value="13300" calcext:value-type="float">
            <text:p>13300</text:p>
          </table:table-cell>
          <table:table-cell office:value-type="float" office:value="-999" calcext:value-type="float">
            <text:p>-999</text:p>
          </table:table-cell>
          <table:table-cell office:value-type="float" office:value="1.206" calcext:value-type="float">
            <text:p>1.206</text:p>
          </table:table-cell>
          <table:table-cell office:value-type="float" office:value="0.0757823300238783" calcext:value-type="float">
            <text:p>0.07578233</text:p>
          </table:table-cell>
          <table:table-cell table:formula="of:=[.I45]*[.J$17]" office:value-type="float" office:value="0.000122734737103703" calcext:value-type="float">
            <text:p>0.0001227347</text:p>
          </table:table-cell>
          <table:table-cell/>
          <table:table-cell table:formula="of:=[.K45]+[.B46]*0.365" office:value-type="float" office:value="85.202227838" calcext:value-type="float">
            <text:p>85.202227838</text:p>
          </table:table-cell>
          <table:table-cell table:formula="of:=[.L45]+[.C46]*0.365" office:value-type="float" office:value="34.7582476943366" calcext:value-type="float">
            <text:p>34.7582476943</text:p>
          </table:table-cell>
          <table:table-cell table:formula="of:=[.L46]/6" office:value-type="float" office:value="5.79304128238943" calcext:value-type="float">
            <text:p>5.7930412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14" number:min-integer-digits="1"/>
    </number:number-style>
    <number:number-style style:name="N126">
      <number:number number:decimal-places="15" number:min-integer-digits="1"/>
    </number:number-style>
    <number:number-style style:name="N127">
      <number:number number:decimal-places="16" number:min-integer-digits="1"/>
    </number:number-style>
    <number:number-style style:name="N128">
      <number:number number:decimal-places="17" number:min-integer-digits="1"/>
    </number:number-style>
    <number:number-style style:name="N129">
      <number:number number:decimal-places="18" number:min-integer-digits="1"/>
    </number:number-style>
    <number:number-style style:name="N130">
      <number:number number:decimal-places="19" number:min-integer-digits="1"/>
    </number:number-style>
    <number:number-style style:name="N131">
      <number:number number:decimal-places="20" number:min-integer-digits="1"/>
    </number:number-style>
    <number:number-style style:name="N132">
      <number:number number:decimal-places="10" number:min-integer-digits="1"/>
    </number:number-style>
    <number:number-style style:name="N133">
      <number:number number:decimal-places="9" number:min-integer-digits="1"/>
    </number:number-style>
    <number:number-style style:name="N134">
      <number:number number:decimal-places="8" number:min-integer-digits="1"/>
    </number:number-style>
    <number:number-style style:name="N135">
      <number:number number:decimal-places="7" number:min-integer-digits="1"/>
    </number:number-style>
    <number:number-style style:name="N136">
      <number:number number:decimal-places="6" number:min-integer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date>2017-11-01T11:46:44.054000000</dc:date>
    <meta:editing-duration>PT21M23S</meta:editing-duration>
    <meta:editing-cycles>2</meta:editing-cycles>
    <meta:document-statistic meta:table-count="1" meta:cell-count="452" meta:object-count="0"/>
  </office:meta>
</office:document-meta>
</file>